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389b" officeooo:paragraph-rsid="001a389b"/>
    </style:style>
    <style:style style:name="P2" style:family="paragraph" style:parent-style-name="Standard">
      <style:text-properties officeooo:rsid="001be3bc" officeooo:paragraph-rsid="001be3bc"/>
    </style:style>
    <style:style style:name="P3" style:family="paragraph" style:parent-style-name="Standard">
      <style:text-properties officeooo:rsid="001cc86d" officeooo:paragraph-rsid="001cc86d"/>
    </style:style>
    <style:style style:name="P4" style:family="paragraph" style:parent-style-name="Standard">
      <style:text-properties officeooo:rsid="001e11c5" officeooo:paragraph-rsid="001e11c5"/>
    </style:style>
    <style:style style:name="T1" style:family="text">
      <style:text-properties officeooo:rsid="001cc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347 HW2</text:p>
      <text:p text:style-name="P4">3-1 thru 3-5</text:p>
      <text:p text:style-name="P1"/>
      <text:p text:style-name="P1">1. Is the turns ratio of a transformer the same as the ratio of voltages across the transformer? Why or why not?</text:p>
      <text:p text:style-name="P1"/>
      <text:p text:style-name="P2">Yes. The induced electromotive force in each side is proportional to the <text:span text:style-name="T1">magnetic flux shared between them. That proportion is determined by the number of turns each side has.</text:span></text:p>
      <text:p text:style-name="P2"/>
      <text:p text:style-name="P3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3:33:40.560350906</meta:creation-date>
    <dc:date>2022-01-16T14:23:35.896683254</dc:date>
    <meta:editing-duration>PT3M44S</meta:editing-duration>
    <meta:editing-cycles>2</meta:editing-cycles>
    <meta:generator>LibreOffice/6.2.1.2$MacOSX_X86_64 LibreOffice_project/7bcb35dc3024a62dea0caee87020152d1ee96e71</meta:generator>
    <meta:document-statistic meta:table-count="0" meta:image-count="0" meta:object-count="0" meta:page-count="1" meta:paragraph-count="5" meta:word-count="57" meta:character-count="311" meta:non-whitespace-character-count="258"/>
  </office:meta>
</office:document-meta>
</file>